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27849f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text-properties style:font-name="Arial" fo:language="en" fo:country="US" officeooo:rsid="0027849f" officeooo:paragraph-rsid="0027849f"/>
    </style:style>
    <style:style style:name="P4" style:family="paragraph" style:parent-style-name="Text_20_body" style:list-style-name="L1">
      <style:text-properties style:font-name="Arial" fo:language="en" fo:country="US" officeooo:rsid="0027849f" officeooo:paragraph-rsid="0027849f"/>
    </style:style>
    <style:style style:name="P5" style:family="paragraph" style:parent-style-name="Text_20_body" style:list-style-name="L1">
      <style:text-properties style:font-name="Arial" fo:language="en" fo:country="US" officeooo:rsid="0028d9f2" officeooo:paragraph-rsid="0028d9f2"/>
    </style:style>
    <style:style style:name="P6" style:family="paragraph" style:parent-style-name="Text_20_body">
      <style:text-properties style:font-name="Arial" fo:language="en" fo:country="US" officeooo:paragraph-rsid="0028d9f2"/>
    </style:style>
    <style:style style:name="P7" style:family="paragraph" style:parent-style-name="Text_20_body" style:list-style-name="L1">
      <style:text-properties style:font-name="Arial" fo:language="en" fo:country="US" officeooo:paragraph-rsid="0027849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849f"/>
    </style:style>
    <style:style style:name="T3" style:family="text">
      <style:text-properties fo:language="en" fo:country="US" officeooo:rsid="00233f3f"/>
    </style:style>
    <style:style style:name="T4" style:family="text">
      <style:text-properties officeooo:rsid="00284a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epted volunteers and voluntary for those who understand the charisma of this mission. We currently have vacancies for:</text:p>
      <text:p text:style-name="P2"/>
      <text:list xml:id="list2370080493458408958" text:style-name="L1">
        <text:list-item>
          <text:p text:style-name="P4">Lawyer (with experience in non-profit organizations)</text:p>
          <text:p text:style-name="P4"/>
        </text:list-item>
        <text:list-item>
          <text:p text:style-name="P5">Electronic engineer (for the constrution of the robot)</text:p>
          <text:p text:style-name="P5"/>
        </text:list-item>
        <text:list-item>
          <text:p text:style-name="P5">Biologist</text:p>
        </text:list-item>
      </text:list>
      <text:p text:style-name="P6"/>
      <text:list xml:id="list145958786753682" text:continue-numbering="true" text:style-name="L1">
        <text:list-item>
          <text:p text:style-name="P4">Accountant (with experience in non-profit organizations)</text:p>
          <text:p text:style-name="P7"><text:span text:style-name="T4"><text:s/></text:span></text:p>
        </text:list-item>
        <text:list-item>
          <text:p text:style-name="P4">Other functions (people who have enough will to help others who have nothing)</text:p>
        </text:list-item>
      </text:list>
      <text:p text:style-name="P2"/>
      <text:p text:style-name="P1"><text:span text:style-name="T2">People interested please communicate for email</text:span><text:span text:style-name="T1"> </text:span><text:a xlink:type="simple" xlink:href="mailto:foundationmissionsave@gmail.com" text:style-name="Internet_20_link" text:visited-style-name="Visited_20_Internet_20_Link"><text:span text:style-name="T1">foundationmissionsave@gmail.co</text:span></text:a><text:a xlink:type="simple" xlink:href="mailto:foundationmissionsave@gmail.com" text:style-name="Internet_20_link" text:visited-style-name="Visited_20_Internet_20_Link"><text:span text:style-name="T3">m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7-02-28T14:59:56.585570431</dc:date>
    <meta:editing-duration>PT3H13M5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67" meta:character-count="456" meta:non-whitespace-character-count="403"/>
  </office:meta>
</office:document-meta>
</file>